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MT1" svg:font-family="ArialMT" style:font-family-generic="swiss"/>
    <style:font-face style:name="Arial"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2" svg:font-family="Arial" style:font-family-generic="swiss" style:font-pitch="variable"/>
    <style:font-face style:name="ArialMT"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top="0cm" fo:margin-bottom="0cm" fo:line-height="150%"/>
    </style:style>
    <style:style style:name="P2" style:family="paragraph">
      <loext:graphic-properties draw:fill="none" draw:fill-color="#ffffff"/>
      <style:paragraph-properties fo:margin-top="0cm" fo:margin-bottom="0cm" fo:line-height="150%"/>
      <style:text-properties style:font-name="Arial2" fo:font-size="18pt" style:font-size-asian="18pt" style:font-size-complex="18pt"/>
    </style:style>
    <style:style style:name="P3" style:family="paragraph">
      <loext:graphic-properties draw:fill-color="#ffffff"/>
    </style:style>
    <style:style style:name="P4" style:family="paragraph">
      <style:paragraph-properties style:text-autospace="none"/>
    </style:style>
    <style:style style:name="T1" style:family="text">
      <style:text-properties fo:color="#000000" loext:opacity="100%" style:text-line-through-style="none" style:text-line-through-type="none"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loext:opacity="100%" style:text-line-through-style="none" style:text-line-through-type="none"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loext:opacity="100%" style:text-outline="false" style:text-line-through-style="none" style:text-line-through-type="none" style:font-name="Arial2" fo:font-size="18pt" fo:letter-spacing="normal"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fo:color="#000000" loext:opacity="100%" style:text-line-through-style="none" style:text-line-through-type="none" style:font-name="Courier New"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loext:opacity="100%" style:text-outline="false" style:text-line-through-style="none" style:text-line-through-type="none" style:font-name="Courier New" fo:font-size="16pt" fo:letter-spacing="normal" fo:font-style="normal" fo:text-shadow="none" style:text-underline-style="none" fo:font-weight="normal" style:letter-kerning="true" style:font-name-asian="Andale Sans UI" style:font-size-asian="16pt" style:font-style-asian="normal" style:font-weight-asian="normal" style:font-name-complex="Tahoma" style:font-size-complex="16pt" style:font-style-complex="normal" style:font-weight-complex="normal" style:text-emphasize="none" style:font-relief="none"/>
    </style:style>
    <style:style style:name="T6" style:family="text">
      <style:text-properties fo:color="#000000" loext:opacity="100%" style:text-line-through-style="none" style:text-line-through-type="none" style:font-name="Courier New" fo:font-size="14pt" fo:letter-spacing="normal" fo:font-style="normal" style:text-underline-style="none" fo:font-weight="normal" style:font-name-asian="ArialMT1" style:font-size-asian="14pt" style:font-style-asian="normal" style:font-weight-asian="normal" style:font-name-complex="ArialMT1" style:font-size-complex="14pt" style:font-style-complex="normal" style:font-weight-complex="normal"/>
    </style:style>
    <style:style style:name="T7" style:family="text">
      <style:text-properties fo:color="#000000" loext:opacity="100%" style:text-line-through-style="none" style:text-line-through-type="none" style:font-name="Courier New" fo:font-size="14pt" fo:letter-spacing="normal" fo:font-style="italic" style:text-underline-style="none" fo:font-weight="normal" style:font-name-asian="ArialMT1" style:font-size-asian="14pt" style:font-style-asian="normal" style:font-weight-asian="normal" style:font-name-complex="ArialMT1" style:font-size-complex="14pt" style:font-style-complex="normal" style:font-weight-complex="normal"/>
    </style:style>
    <style:style style:name="T8" style:family="text">
      <style:text-properties fo:color="#000000" loext:opacity="100%" style:text-line-through-style="none" style:text-line-through-type="none" style:font-name="Courier Ne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loext:opacity="100%" style:text-outline="false" style:text-line-through-style="none" style:text-line-through-type="none" style:font-name="Arial2" fo:font-size="18pt" fo:letter-spacing="normal" fo:font-style="normal" fo:text-shadow="none" style:text-underline-style="none" fo:font-weight="bold" style:letter-kerning="true" style:font-name-asian="Andale Sans UI" style:font-size-asian="18pt" style:font-style-asian="normal" style:font-weight-asian="bold" style:font-name-complex="Tahoma" style:font-size-complex="18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cm" svg:height="16.468cm" svg:x="0.5cm" svg:y="2.5cm">
          <draw:text-box>
            <text:p text:style-name="P1"><text:span text:style-name="T1">Ein wichtiger Unterschied zwischen LINUX und Windows ist die Verfügbarkeit und Installation von Software-Paketen</text:span></text:p>
            <text:p text:style-name="P1"><text:span text:style-name="T2"/></text:p>
            <text:p text:style-name="P1"><text:span text:style-name="T1">Woher bekommt man in LINUX die zu installierende Software?</text:span></text:p>
            <text:p text:style-name="P1"><text:span text:style-name="T1"/></text:p>
            <text:p text:style-name="P1"><text:span text:style-name="T1">Betriebssystem </text:span><text:span text:style-name="T2">als iso-Datei verfügbar ( als Download im Internet vom Hersteller )</text:span></text:p>
            <text:p text:style-name="P1"><text:span text:style-name="T2"><text:tab/></text:span><text:span text:style-name="T2">z.B. debian unter https://www.debian.org/CD/http-ftp/</text:span></text:p>
            <text:p text:style-name="P1"><text:span text:style-name="T2"><text:s text:c="7"/></text:span><text:span text:style-name="T2">man unterscheidet zwischen </text:span></text:p>
            <text:p text:style-name="P1"><text:span text:style-name="T2"><text:s text:c="11"/></text:span><text:span text:style-name="T2">(1) DVD-Image: dann sind die iso-Dateien im Bereich 3-4 GB groß</text:span></text:p>
            <text:p text:style-name="P1"><text:span text:style-name="T2"><text:tab/></text:span><text:span text:style-name="T2"> <text:s text:c="3"/></text:span><text:span text:style-name="T2">(2) netinstall: iso-Dateien sind klein, Dateien die während der Installation benötigt </text:span><text:span text:style-name="T2"><text:tab/></text:span><text:span text:style-name="T2"><text:tab/></text:span><text:span text:style-name="T2"><text:tab/></text:span><text:span text:style-name="T2">werden, werden aus dem Internet geladen ( vom Debian Repository )</text:span></text:p>
            <text:p text:style-name="P1"><text:span text:style-name="T2"/></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2" draw:layer="layout" svg:width="26cm" svg:height="17.307cm" svg:x="0.5cm" svg:y="2.5cm">
          <draw:text-box>
            <text:p text:style-name="P1"><text:span text:style-name="T1">Ein wichtiger Unterschied zwischen LINUX und Windows ist die Verfügbarkeit und Installation von Software-Paketen</text:span></text:p>
            <text:p text:style-name="P1"><text:span text:style-name="T2"/></text:p>
            <text:p text:style-name="P1"><text:span text:style-name="T1">Woher bekommt man in LINUX die zu installierende Software?</text:span></text:p>
            <text:p text:style-name="P1"><text:span text:style-name="T1"/></text:p>
            <text:p text:style-name="P1"><text:span text:style-name="T1">Software, die auf dem Betriebssystem installiert wird ( z.B. apache Web Server )</text:span></text:p>
            <text:p text:style-name="P1"><text:span text:style-name="T1">wird in der Regel vom LINUX Hersteller als Package in einem Repository bereitgestellt</text:span></text:p>
            <text:p text:style-name="P1"><text:span text:style-name="T3">Jede LINUX Distribution, wie z.B. debian 10.2 64bit, </text:span><text:span text:style-name="T2">besitzt einen eigenen Store (Repositiory) mit Software-Packages, darunter auch der apache Web Server in einer aktuellen Version</text:span></text:p>
            <text:p text:style-name="P1"><text:span text:style-name="T1">vergleichbar mit dem AppStore von Apple</text:span></text:p>
            <text:p text:style-name="P1"><text:span text:style-name="T1"/></text:p>
            <text:p text:style-name="P1"><text:span text:style-name="T1">Für debian: https://www.debian.org/distrib/packages</text:span></text:p>
            <text:p text:style-name="P1"><text:span text:style-name="T1">Für ubuntu: https://packages.ubuntu.com</text:span></text:p>
            <text:p text:style-name="P1"><text:span text:style-name="T1">Für RHEL: Registrierung und Anmeldung im Red Hat Customer Portal</text:span></text:p>
          </draw:text-box>
        </draw:fram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4" draw:text-style-name="P2" draw:layer="layout" svg:width="26cm" svg:height="16.468cm" svg:x="0.5cm" svg:y="2.5cm">
          <draw:text-box>
            <text:p text:style-name="P1"><text:span text:style-name="T1">Ein wichtiger Unterschied zwischen LINUX und Windows ist die Verfügbarkeit und Installation von Software-Paketen</text:span></text:p>
            <text:p text:style-name="P1"><text:span text:style-name="T2"/></text:p>
            <text:p text:style-name="P1"><text:span text:style-name="T1">Wie ist die Software verfügbar?</text:span></text:p>
            <text:p text:style-name="P1"><text:span text:style-name="T1"/></text:p>
            <text:p text:style-name="P1"><text:span text:style-name="T1">Die Software ist als Package in einer bestimmten Version verfügbar</text:span></text:p>
            <text:p text:style-name="P1"><text:span text:style-name="T2">In der </text:span><text:span text:style-name="T1">Debian</text:span><text:span text:style-name="T2"> Familie als </text:span><text:span text:style-name="T1">.deb</text:span><text:span text:style-name="T2"> Packages</text:span></text:p>
            <text:p text:style-name="P1"><text:span text:style-name="T2">In der Red Hat Famile als </text:span><text:span text:style-name="T1">.rpm</text:span><text:span text:style-name="T2"> Packages</text:span></text:p>
            <text:p text:style-name="P1"><text:span text:style-name="T2"/></text:p>
            <text:p text:style-name="P1"><text:span text:style-name="T2">Zu beachten ist</text:span></text:p>
            <text:p text:style-name="P1"><text:span text:style-name="T2">- Packages beinhalten nicht nur die </text:span><text:span text:style-name="T1">Dateien zur Installation</text:span></text:p>
            <text:p text:style-name="P1"><text:span text:style-name="T2">- Packages beinhalten auch </text:span><text:span text:style-name="T1">Abhängigkeiten</text:span><text:span text:style-name="T2"> zur anderen Packages, die zur Installation notwendig sind</text:span></text:p>
          </draw:text-box>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5" draw:text-style-name="P2" draw:layer="layout" svg:width="26cm" svg:height="16.468cm" svg:x="0.5cm" svg:y="2.5cm">
          <draw:text-box>
            <text:p text:style-name="P1"><text:span text:style-name="T1">Ein wichtiger Unterschied zwischen LINUX und Windows ist die Verfügbarkeit und Installation von Software-Paketen</text:span></text:p>
            <text:p text:style-name="P1"><text:span text:style-name="T2"/></text:p>
            <text:p text:style-name="P1"><text:span text:style-name="T1">Wie ist die Software verfügbar?</text:span></text:p>
            <text:p text:style-name="P1"><text:span text:style-name="T1"/></text:p>
            <text:p text:style-name="P1"><text:span text:style-name="T2">Zusätzlich ist die Software häufig auch als Source verfügbar, d.h. man kann die Quellen ( C-Programme ) der Software herunterladen, kompilieren und installieren</text:span></text:p>
            <text:p text:style-name="P1"><text:span text:style-name="T2"/></text:p>
          </draw:text-box>
        </draw:frame>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2" draw:layer="layout" svg:width="26cm" svg:height="16.468cm" svg:x="0.5cm" svg:y="2.5cm">
          <draw:text-box>
            <text:p text:style-name="P1"><text:span text:style-name="T1">Ein wichtiger Unterschied zwischen LINUX und Windows ist die Verfügbarkeit und Installation von Software-Paketen</text:span></text:p>
            <text:p text:style-name="P1"><text:span text:style-name="T2"/></text:p>
            <text:p text:style-name="P1"><text:span text:style-name="T1">Welche Kommandos nutzt man zur Installation der Software?</text:span></text:p>
            <text:p text:style-name="P1"><text:span text:style-name="T1"/></text:p>
            <text:p text:style-name="P1"><text:span text:style-name="T2">In der </text:span><text:span text:style-name="T1">Debian</text:span><text:span text:style-name="T2"> Familie nutzt man </text:span></text:p>
            <text:p text:style-name="P1"><text:span text:style-name="T2">- das </text:span><text:span text:style-name="T1">apt</text:span><text:span text:style-name="T2"> Kommando zur Installation</text:span></text:p>
            <text:p text:style-name="P1"><text:span text:style-name="T2">- das </text:span><text:span text:style-name="T1">dpkg</text:span><text:span text:style-name="T2"> Kommando zur Paketverwaltung</text:span></text:p>
            <text:p text:style-name="P1"><text:span text:style-name="T2">In der </text:span><text:span text:style-name="T1">Red Hat</text:span><text:span text:style-name="T2"> Famile nutzt man </text:span></text:p>
            <text:p text:style-name="P1"><text:span text:style-name="T2">- das </text:span><text:span text:style-name="T1">yum</text:span><text:span text:style-name="T2"> Kommando zur Installation</text:span></text:p>
            <text:p text:style-name="P1"><text:span text:style-name="T2">- das </text:span><text:span text:style-name="T1">rpm</text:span><text:span text:style-name="T2"> Kommando zur Paketverwaltung</text:span></text:p>
            <text:p text:style-name="P1"><text:span text:style-name="T2"/></text:p>
          </draw:text-box>
        </draw:frame>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7" draw:text-style-name="P2" draw:layer="layout" svg:width="26cm" svg:height="16.468cm" svg:x="0.5cm" svg:y="2.5cm">
          <draw:text-box>
            <text:p text:style-name="P1"><text:span text:style-name="T1">Installations-Möglichkeiten in einem minimale LINUX-System (debian)</text:span></text:p>
            <text:p text:style-name="P1"><text:span text:style-name="T2"/></text:p>
            <text:p text:style-name="P1"><text:span text:style-name="T1">(1) Die Standard-Methode – direkte Installation aus dem Internet</text:span></text:p>
            <text:p text:style-name="P1"><text:span text:style-name="T2">Zu einem LINUX-Betriebssystem ( z.B. debian 10.2 64bit ) gibt es stets auch ein vertrauenswürdiges Repository. Durch das einfache Kommando ( unter root )</text:span></text:p>
            <text:p text:style-name="P1"><text:span text:style-name="T2"/></text:p>
            <text:p text:style-name="P1"><text:span text:style-name="T4">#apt install apache2</text:span></text:p>
            <text:p text:style-name="P1"><text:span text:style-name="T2"/></text:p>
            <text:p text:style-name="P1"><text:span text:style-name="T2">wird die Installation der Software vom Repository (im Internet) geladen und installiert. Dabei werden (im Gegensatz zu Windows) auch in der Regel neue Benutzer und Gruppen installiert, unter denen die Prozesse gestartet werden ( eingeschränkter Zugriff auf das System )</text:span></text:p>
          </draw:text-box>
        </draw:frame>
        <presentation:notes draw:style-name="dp2">
          <draw:page-thumbnail draw:style-name="gr2"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8" draw:text-style-name="P2" draw:layer="layout" svg:width="26cm" svg:height="16.468cm" svg:x="0.5cm" svg:y="3cm">
          <draw:text-box>
            <text:p text:style-name="P1"><text:span text:style-name="T1">Installations-Möglichkeiten in einem minimale LINUX-System (debian)</text:span></text:p>
            <text:p text:style-name="P1"><text:span text:style-name="T1"/></text:p>
            <text:p text:style-name="P1"><text:span text:style-name="T1">(2) Download eines Installations-Package und Installation</text:span></text:p>
            <text:p text:style-name="P1"><text:span text:style-name="T2">Man kann das Installationspaket ( die deb-Datei ) aus dem Internet herunterladen, z.B. </text:span></text:p>
            <text:p text:style-name="P1"><text:span text:style-name="T2">http://ftp.us.debian.org/debian/pool/main/a/apache2/apache2_2.4.38-3+deb10u3_amd64.deb</text:span></text:p>
            <text:p text:style-name="P1"><text:span text:style-name="T2">und diese Datei manuell installieren, z.B. mit dem Kommando</text:span></text:p>
            <text:p text:style-name="P1"><text:span text:style-name="T2"/></text:p>
            <text:p text:style-name="P1"><text:span text:style-name="T5">#apt install </text:span><text:span text:style-name="T4">apache2_2.4.38-3+deb10u3_amd64.deb</text:span></text:p>
          </draw:text-box>
        </draw:frame>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9" draw:text-style-name="P2" draw:layer="layout" svg:width="26cm" svg:height="16.468cm" svg:x="0.5cm" svg:y="3cm">
          <draw:text-box>
            <text:p text:style-name="P1"><text:span text:style-name="T1">Installations-Möglichkeiten in einem minimale LINUX-System (debian)</text:span></text:p>
            <text:p text:style-name="P1"><text:span text:style-name="T1"/></text:p>
            <text:p text:style-name="P1"><text:span text:style-name="T1">(2) Beachte Abhängigkeiten bei den Packages</text:span></text:p>
            <text:p text:style-name="P1"><text:span text:style-name="T2">Die Packages beinhalten in der Regel auch Abhängigkeiten zu anderen Paketen, d.h. </text:span></text:p>
            <text:p text:style-name="P1"><text:span text:style-name="T2">z.B. zur Installation von Apache2 sind noch weitere Packages notwendig</text:span></text:p>
            <text:p text:style-name="P1"><text:span text:style-name="T1">Folgendes shell-Skript </text:span><text:span text:style-name="T2">lädt unter debian die notwendigen Packages zu apache2 aus dem Repository</text:span></text:p>
            <text:p text:style-name="P1"><text:span text:style-name="T1">download-packages.sh</text:span></text:p>
            <text:p text:style-name="P1"><text:span text:style-name="T1"/></text:p>
            <text:p text:style-name="P4"><text:span text:style-name="T6">#debian download der Packages und Abhaengige Packages im Verzeichnis /</text:span><text:span text:style-name="T7">opt/install</text:span></text:p>
            <text:p text:style-name="P4"><text:span text:style-name="T6">PACKAGES="apache2"</text:span></text:p>
            <text:p text:style-name="P4"><text:span text:style-name="T6">sudo chown -Rv _apt:root .</text:span></text:p>
            <text:p text:style-name="P4"><text:span text:style-name="T6">sudo chmod -Rv 700 .</text:span></text:p>
            <text:p text:style-name="P4"><text:span text:style-name="T6"/></text:p>
            <text:p text:style-name="P4"><text:span text:style-name="T6">apt download $(apt-cache depends --recurse --no-recommends --no-suggests \</text:span></text:p>
            <text:p text:style-name="P4"><text:span text:style-name="T6"> </text:span><text:span text:style-name="T6">--no-conflicts --no-breaks --no-replaces --no-enhances \</text:span></text:p>
            <text:p text:style-name="P4"><text:span text:style-name="T6"> </text:span><text:span text:style-name="T6">--no-pre-depends ${PACKAGES} | grep "^\w")</text:span></text:p>
            <text:p text:style-name="P1"><text:span text:style-name="T8"/></text:p>
          </draw:text-box>
        </draw:fram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0" draw:text-style-name="P2" draw:layer="layout" svg:width="26cm" svg:height="16.468cm" svg:x="0.5cm" svg:y="3cm">
          <draw:text-box>
            <text:p text:style-name="P1"><text:span text:style-name="T1">Installations-Möglichkeiten in einem minimale LINUX-System (debian)</text:span></text:p>
            <text:p text:style-name="P1"><text:span text:style-name="T1"/></text:p>
            <text:p text:style-name="P1"><text:span text:style-name="T1">(3) Download der Sourcen ( C-Programme ) Compilierung und Installation</text:span></text:p>
            <text:p text:style-name="P1"><text:span text:style-name="T2">die Sourcen, d.h. C-Programme, des Apache Web-Servers findet man z.B. im Internet unter http://httpd.apache.org/download.cgi#apache24</text:span></text:p>
            <text:p text:style-name="P1"><text:span text:style-name="T2"/></text:p>
            <text:p text:style-name="P1"><text:span text:style-name="T1">Die Installation enthält dann folgende Schritte</text:span></text:p>
            <text:p text:style-name="P1"><text:span text:style-name="T2">Download der Sourcen</text:span></text:p>
            <text:p text:style-name="P1"><text:span text:style-name="T2">Entpacken</text:span></text:p>
            <text:p text:style-name="P1"><text:span text:style-name="T2">Konfigurieren $./configure</text:span></text:p>
            <text:p text:style-name="P1"><text:span text:style-name="T2">Kompilieren $make</text:span></text:p>
            <text:p text:style-name="P1"><text:span text:style-name="T2">Installieren $make install</text:span></text:p>
            <text:p text:style-name="P1"><text:span text:style-name="T2">Einrichten/Anpassen</text:span></text:p>
            <text:p text:style-name="P1"><text:span text:style-name="T2">Testen</text:span></text:p>
          </draw:text-box>
        </draw:frame>
        <presentation:notes draw:style-name="dp2">
          <draw:page-thumbnail draw:style-name="gr2"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1" draw:text-style-name="P2" draw:layer="layout" svg:width="26cm" svg:height="16.468cm" svg:x="0.5cm" svg:y="3cm">
          <draw:text-box>
            <text:p text:style-name="P1"><text:span text:style-name="T1">Server-Betriebssysteme: minimales LINUX</text:span></text:p>
            <text:p text:style-name="P1"><text:span text:style-name="T2">Bei Server-Betriebssystemen wird ein erhöhtes Maß an SECURITY verlangt.</text:span></text:p>
            <text:p text:style-name="P1"><text:span text:style-name="T2"/></text:p>
            <text:p text:style-name="P1"><text:span text:style-name="T1">Warum sind LINUX-Systeme ( z.B. minimales debian ) sicherer als Windows-Systeme</text:span></text:p>
            <text:p text:style-name="P1"><text:span text:style-name="T2">- Die Installation der Software – bei einem minimalen Server Betriebssystem sind das nicht viele Pakete – erfolgt aus geprüften Repositories</text:span></text:p>
            <text:p text:style-name="P1"><text:span text:style-name="T2">- Die Software liegt in der Regel als Source vor und kann öffentlich eingesehen werden</text:span></text:p>
            <text:p text:style-name="P1"><text:span text:style-name="T2">- Die Prozesse, die bei LINUX gestartet sind, werden in der Regel unter einem eigenen owner ( Besitzer ) ausgeführt, die nur einen eingeschränkten Zugriff auf das System besitzen</text:span></text:p>
            <text:p text:style-name="P1"><text:span text:style-name="T2"/></text:p>
            <text:p text:style-name="P1"><text:span text:style-name="T9"/></text:p>
          </draw:text-box>
        </draw:frame>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2" draw:text-style-name="P2" draw:layer="layout" svg:width="26cm" svg:height="16.468cm" svg:x="0.5cm" svg:y="3cm">
          <draw:text-box>
            <text:p text:style-name="P1"><text:span text:style-name="T1">Server-Betriebssysteme: minimales LINUX</text:span></text:p>
            <text:p text:style-name="P1"><text:span text:style-name="T2">Bei Server-Betriebssystemen wird ein erhöhtes Maß an PERFORMANCE verlangt.</text:span></text:p>
            <text:p text:style-name="P1"><text:span text:style-name="T2"/></text:p>
            <text:p text:style-name="P1"><text:span text:style-name="T1">Warum sind LINUX-Systeme ( z.B. minimales debian ) performanter als Windows-Systeme</text:span></text:p>
            <text:p text:style-name="P1"><text:span text:style-name="T3">Beim Starten des Systems – d.h. dem Laden des Kernels in den RAM – werden bereits bestimmte Prozesse gestartet. In einem </text:span><text:span text:style-name="T9">minimalen</text:span><text:span text:style-name="T3"> LINUX System werden nur die notwendigsten Prozesse gestartet und die Größe des Kernels im RAM (Hauptspeicher) ist klein</text:span></text:p>
            <text:p text:style-name="P1"><text:span text:style-name="T3"/></text:p>
            <text:p text:style-name="P1"><text:span text:style-name="T3">In einem </text:span><text:span text:style-name="T9">Windows</text:span><text:span text:style-name="T3"> System ( oder LINUX Systeme mit </text:span><text:span text:style-name="T9">grafischer Benutzeroberfläche</text:span><text:span text:style-name="T3"> ) werden wesentlich mehr Prozesse gestartet und auch der Kernel belegt wesentlich mehr RAM ( Hauptspeicher )</text:span></text:p>
            <text:p text:style-name="P1"><text:span text:style-name="T3">Deshalb besitzt eine minimale LINUX Installation in der Reges eine </text:span><text:span text:style-name="T9">bessere Performance</text:span></text:p>
          </draw:text-box>
        </draw:frame>
        <presentation:notes draw:style-name="dp2">
          <draw:page-thumbnail draw:style-name="gr2"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MT1" svg:font-family="ArialMT" style:font-family-generic="swiss"/>
    <style:font-face style:name="Arial"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2" svg:font-family="Arial" style:font-family-generic="swiss" style:font-pitch="variable"/>
    <style:font-face style:name="ArialMT"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svg:stroke-color="#0b3366" draw:fill-color="#0b3366" draw:textarea-horizontal-align="justify" draw:textarea-vertical-align="middle" draw:auto-grow-height="false" fo:min-height="2.5cm" fo:min-width="28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style>
    <style:style style:name="MP8" style:family="paragraph">
      <loext:graphic-properties draw:fill-color="#0b3366"/>
      <style:paragraph-properties fo:text-align="start"/>
      <style:text-properties style:use-window-font-color="true" loext:opacity="0%" style:font-name="Arial2"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style:use-window-font-color="true" loext:opacity="0%" style:font-name="Arial2" fo:font-size="20pt" fo:font-weight="bold" style:font-size-asian="20pt" style:font-weight-asian="bold" style:font-size-complex="2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301cm" svg:y="2.5cm" presentation:class="title" presentation:placeholder="true">
        <draw:text-box/>
      </draw:frame>
      <draw:frame presentation:style-name="Default-outline1" draw:layer="backgroundobjects" svg:width="25.199cm" svg:height="12.18cm" svg:x="1.4cm" svg:y="7.5cm" presentation:class="outline" presentation:placeholder="true">
        <draw:text-box/>
      </draw:frame>
      <draw:frame presentation:style-name="Mpr1" draw:text-style-name="MP2" draw:layer="backgroundobjects" svg:width="6.523cm" svg:height="1.448cm" svg:x="1.4cm" svg:y="19.431cm" presentation:class="date-time">
        <draw:text-box>
          <text:p text:style-name="MP1"><text:span text:style-name="MT1">Prof. Dr.-Ing. Klaus Ruhland</text:span></text:p>
          <text:p text:style-name="MP1"><text:span text:style-name="MT1">Hochschule Zittau/Görlitz</text:span></text:p>
        </draw:text-box>
      </draw:frame>
      <draw:frame presentation:style-name="Mpr1" draw:text-style-name="MP6" draw:layer="backgroundobjects" svg:width="8.875cm" svg:height="1.448cm" svg:x="9.576cm" svg:y="19.431cm" presentation:class="footer">
        <draw:text-box>
          <text:p text:style-name="MP5"><text:span text:style-name="MT1"><presentation:footer/></text:span></text:p>
        </draw:text-box>
      </draw:frame>
      <draw:frame presentation:style-name="Mpr1" draw:text-style-name="MP4" draw:layer="backgroundobjects" svg:width="6.523cm" svg:height="1.448cm" svg:x="20.076cm" svg:y="19.531cm" presentation:class="page-number">
        <draw:text-box>
          <text:p text:style-name="MP3"><text:span text:style-name="MT1"><text:page-number>&lt;number&gt;</text:page-number></text:span></text:p>
        </draw:text-box>
      </draw:frame>
      <draw:custom-shape presentation:style-name="Mpr2" draw:text-style-name="MP8" draw:layer="backgroundobjects" svg:width="28cm" svg:height="2.5cm" svg:x="0cm" svg:y="0cm">
        <text:p text:style-name="MP7"><text:span text:style-name="MT2"><text:s text:c="4"/></text:span><text:span text:style-name="MT2">Betriebssysteme I Vorlesung 06: LINUX Installation Software</text:span></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09-04-16T11:32:32.86</meta:creation-date>
    <meta:editing-duration>PT3H20M25S</meta:editing-duration>
    <meta:editing-cycles>34</meta:editing-cycles>
    <meta:generator>LibreOffice/7.0.3.1$MacOSX_X86_64 LibreOffice_project/d7547858d014d4cf69878db179d326fc3483e082</meta:generator>
    <dc:date>2020-11-25T08:58:18.952845476</dc:date>
    <meta:document-statistic meta:object-count="55"/>
  </office:meta>
</office:document-meta>
</file>